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7995" officeooo:paragraph-rsid="001679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witch statements</text:p>
      <text:p text:style-name="P1">BY ALEX ON JUNE 21ST, 2007 | LAST MODIFIED BY ALEX ON MARCH 5TH, 2016</text:p>
      <text:p text:style-name="P1">Although it is possible to chain many if-else statements together, this is difficult to read. Consider the following program:</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enum Colors</text:p>
      <text:p text:style-name="P1">{</text:p>
      <text:p text:style-name="P1"><text:s text:c="4"/>COLOR_BLACK,</text:p>
      <text:p text:style-name="P1"><text:s text:c="4"/>COLOR_WHITE,</text:p>
      <text:p text:style-name="P1"><text:s text:c="4"/>COLOR_RED,</text:p>
      <text:p text:style-name="P1"><text:s text:c="4"/>COLOR_GREEN,</text:p>
      <text:p text:style-name="P1"><text:s text:c="4"/>COLOR_BLUE</text:p>
      <text:p text:style-name="P1">};</text:p>
      <text:p text:style-name="P1"><text:s/></text:p>
      <text:p text:style-name="P1">void printColor(Colors color)</text:p>
      <text:p text:style-name="P1">{</text:p>
      <text:p text:style-name="P1"><text:s text:c="4"/>if (color == COLOR_BLACK)</text:p>
      <text:p text:style-name="P1"><text:s text:c="8"/>std::cout &lt;&lt; "Black";</text:p>
      <text:p text:style-name="P1"><text:s text:c="4"/>else if (color == COLOR_WHITE)</text:p>
      <text:p text:style-name="P1"><text:s text:c="8"/>std::cout &lt;&lt; "White";</text:p>
      <text:p text:style-name="P1"><text:s text:c="4"/>else if (color == COLOR_RED)</text:p>
      <text:p text:style-name="P1"><text:s text:c="8"/>std::cout &lt;&lt; "Red";</text:p>
      <text:p text:style-name="P1"><text:s text:c="4"/>else if (color == COLOR_GREEN)</text:p>
      <text:p text:style-name="P1"><text:s text:c="8"/>std::cout &lt;&lt; "Green";</text:p>
      <text:p text:style-name="P1"><text:s text:c="4"/>else if (color == COLOR_BLUE)</text:p>
      <text:p text:style-name="P1"><text:s text:c="8"/>std::cout &lt;&lt; "Blue";</text:p>
      <text:p text:style-name="P1"><text:s text:c="4"/>else</text:p>
      <text:p text:style-name="P1"><text:s text:c="8"/>std::cout &lt;&lt; "Unknown";</text:p>
      <text:p text:style-name="P1"><text:soft-page-break/>}</text:p>
      <text:p text:style-name="P1">Because doing if-else chains on a single variable testing for equality is so common, C++ provides an alternative conditional branching operator called a switch. Here is the same program as above in switch form:</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void printColor(Colors color)</text:p>
      <text:p text:style-name="P1">{</text:p>
      <text:p text:style-name="P1"><text:s text:c="4"/>switch (color)</text:p>
      <text:p text:style-name="P1"><text:s text:c="4"/>{</text:p>
      <text:p text:style-name="P1"><text:s text:c="8"/>case COLOR_BLACK:</text:p>
      <text:p text:style-name="P1"><text:s text:c="12"/>std::cout &lt;&lt; "Black";</text:p>
      <text:p text:style-name="P1"><text:s text:c="12"/>break;</text:p>
      <text:p text:style-name="P1"><text:s text:c="8"/>case COLOR_WHITE:</text:p>
      <text:p text:style-name="P1"><text:s text:c="12"/>std::cout &lt;&lt; "White";</text:p>
      <text:p text:style-name="P1"><text:s text:c="12"/>break;</text:p>
      <text:p text:style-name="P1"><text:s text:c="8"/>case COLOR_RED:</text:p>
      <text:p text:style-name="P1"><text:s text:c="12"/>std::cout &lt;&lt; "Red";</text:p>
      <text:p text:style-name="P1"><text:s text:c="12"/>break;</text:p>
      <text:p text:style-name="P1"><text:s text:c="8"/>case COLOR_GREEN:</text:p>
      <text:p text:style-name="P1"><text:s text:c="12"/>std::cout &lt;&lt; "Green";</text:p>
      <text:p text:style-name="P1"><text:s text:c="12"/>break;</text:p>
      <text:p text:style-name="P1"><text:s text:c="8"/>case COLOR_BLUE:</text:p>
      <text:p text:style-name="P1"><text:s text:c="12"/>std::cout &lt;&lt; "Blue";</text:p>
      <text:p text:style-name="P1"><text:s text:c="12"/>break;</text:p>
      <text:p text:style-name="P1"><text:s text:c="8"/>default:</text:p>
      <text:p text:style-name="P1"><text:s text:c="12"/>std::cout &lt;&lt; "Unknown";</text:p>
      <text:p text:style-name="P1"><text:s text:c="12"/>break;</text:p>
      <text:p text:style-name="P1"><text:s text:c="4"/>}</text:p>
      <text:p text:style-name="P1"><text:soft-page-break/>}</text:p>
      <text:p text:style-name="P1">The overall idea behind switch statements is simple: the switch expression is evaluated to produce a value, and each case label is tested against this value for equality. If a case label matches, the statements after the case label are executed. If no case label matches the switch expression, the statements after the default label are executed (if it exists).</text:p>
      <text:p text:style-name="P1"/>
      <text:p text:style-name="P1">Because of the way they are implemented, switch statements are typically more efficient than if-else chains.</text:p>
      <text:p text:style-name="P1"/>
      <text:p text:style-name="P1">Let’s examine each of these concepts in more detail.</text:p>
      <text:p text:style-name="P1"/>
      <text:p text:style-name="P1">Starting a switch</text:p>
      <text:p text:style-name="P1"/>
      <text:p text:style-name="P1">We start a switch statement by using the switch keyword, followed by the expression that we would like to evaluate. Typically this expression is just a single variable, but it can be something more complex like nX + 2 or nX - nY. The one restriction on this expression is that it must evaluate to an integral type (that is, char, short, int, long, long long, or enum). Floating point variables and other non-integral types may not be used here.</text:p>
      <text:p text:style-name="P1"/>
      <text:p text:style-name="P1">Following the switch expression, we declare a block. Inside the block, we use labels to define all of the values we want to test for equality. There are two kinds of labels.</text:p>
      <text:p text:style-name="P1"/>
      <text:p text:style-name="P1">Case labels</text:p>
      <text:p text:style-name="P1"/>
      <text:p text:style-name="P1">The first kind of label is the case label, which is declared using the case keyword, and followed by a constant expression. A constant expression is one that evaluates to a constant value -- in other words, either a literal (such as 5), an enum (such as COLOR_RED), or a constant variable (such as x, when x has been defined as a const int).</text:p>
      <text:p text:style-name="P1"/>
      <text:p text:style-name="P1">The constant expression following the case label is tested for equality against the expression following the switch keyword. If they match, the code under the case label is executed.</text:p>
      <text:p text:style-name="P1"/>
      <text:p text:style-name="P1">It is worth noting that all case label expressions must evaluate to a unique value. That is, you can not do this:</text:p>
      <text:p text:style-name="P1"/>
      <text:p text:style-name="P1">1</text:p>
      <text:p text:style-name="P1">2</text:p>
      <text:p text:style-name="P1">3</text:p>
      <text:p text:style-name="P1">4</text:p>
      <text:p text:style-name="P1">5</text:p>
      <text:p text:style-name="P1">6</text:p>
      <text:p text:style-name="P1">switch (x)</text:p>
      <text:p text:style-name="P1">{</text:p>
      <text:p text:style-name="P1"><text:s text:c="4"/>case 4:</text:p>
      <text:p text:style-name="P1"><text:s text:c="4"/>case 4: <text:s/>// illegal -- already used value 4!</text:p>
      <text:p text:style-name="P1"><text:s text:c="4"/>case COLOR_BLUE: // illegal, COLOR_BLUE evaluates to 4!</text:p>
      <text:p text:style-name="P1">};</text:p>
      <text:p text:style-name="P1">It is possible to have multiple case labels refer to the same statements. The following function uses multiple cases to test if the ‘c’ parameter is an ASCII digit.</text:p>
      <text:p text:style-name="P1"/>
      <text:p text:style-name="P1">1</text:p>
      <text:p text:style-name="P1">2</text:p>
      <text:p text:style-name="P1"><text:soft-page-break/>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bool isDigit(char c)</text:p>
      <text:p text:style-name="P1">{</text:p>
      <text:p text:style-name="P1"><text:s text:c="4"/>switch (c)</text:p>
      <text:p text:style-name="P1"><text:s text:c="4"/>{</text:p>
      <text:p text:style-name="P1"><text:s text:c="8"/>case '0': // if c is 0</text:p>
      <text:p text:style-name="P1"><text:s text:c="8"/>case '1': // or if c is 1</text:p>
      <text:p text:style-name="P1"><text:s text:c="8"/>case '2': // or if c is 2</text:p>
      <text:p text:style-name="P1"><text:s text:c="8"/>case '3': // or if c is 3</text:p>
      <text:p text:style-name="P1"><text:s text:c="8"/>case '4': // or if c is 4</text:p>
      <text:p text:style-name="P1"><text:s text:c="8"/>case '5': // or if c is 5</text:p>
      <text:p text:style-name="P1"><text:s text:c="8"/>case '6': // or if c is 6</text:p>
      <text:p text:style-name="P1"><text:s text:c="8"/>case '7': // or if c is 7</text:p>
      <text:p text:style-name="P1"><text:s text:c="8"/>case '8': // or if c is 8</text:p>
      <text:p text:style-name="P1"><text:s text:c="8"/>case '9': // or if c is 9</text:p>
      <text:p text:style-name="P1"><text:s text:c="12"/>return true; // then return true</text:p>
      <text:p text:style-name="P1"><text:s text:c="8"/>default:</text:p>
      <text:p text:style-name="P1"><text:s text:c="12"/>return false;</text:p>
      <text:p text:style-name="P1"><text:s text:c="4"/>}</text:p>
      <text:p text:style-name="P1">}</text:p>
      <text:p text:style-name="P1">In the case where c is an ASCII digit, the first statement after the matching case statement is executed, which is “return true”.</text:p>
      <text:p text:style-name="P1"/>
      <text:p text:style-name="P1">The default label</text:p>
      <text:p text:style-name="P1"/>
      <text:p text:style-name="P1">The second kind of label is the default label (often called the “default case”), which is declared using the default keyword. The code under this label gets executed if none of the cases match the switch expression. The default label is optional, and there can only be one default label per switch statement. It is also typically declared as the last label in the switch block, though this is not strictly necessary.</text:p>
      <text:p text:style-name="P1"/>
      <text:p text:style-name="P1">In the isDigit() example above, if c is not an ASCII digit, the default case executes and returns false.</text:p>
      <text:p text:style-name="P1"/>
      <text:p text:style-name="P1">Switch execution and fall-through</text:p>
      <text:p text:style-name="P1"/>
      <text:p text:style-name="P1">One of the trickiest things about case statements is the way in which execution proceeds when a <text:soft-page-break/>case is matched. When a case is matched (or the default is executed), execution begins at the first statement following that label and continues until one of the following termination conditions is true:</text:p>
      <text:p text:style-name="P1">1) The end of the switch block is reached</text:p>
      <text:p text:style-name="P1">2) A return statement occurs</text:p>
      <text:p text:style-name="P1">3) A goto statement occurs</text:p>
      <text:p text:style-name="P1">4) A break statement occurs</text:p>
      <text:p text:style-name="P1"/>
      <text:p text:style-name="P1">Note that if none of these termination conditions are met, cases will overflow into subsequent cases! Consider the following snippet:</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switch (2)</text:p>
      <text:p text:style-name="P1">{</text:p>
      <text:p text:style-name="P1"><text:s text:c="3"/>case 1: // Does not match</text:p>
      <text:p text:style-name="P1"><text:s text:c="7"/>std::cout &lt;&lt; 1 &lt;&lt; '\n'; // skipped</text:p>
      <text:p text:style-name="P1"><text:s text:c="3"/>case 2: // Match!</text:p>
      <text:p text:style-name="P1"><text:s text:c="7"/>std::cout &lt;&lt; 2 &lt;&lt; '\n'; // Execution begins here</text:p>
      <text:p text:style-name="P1"><text:s text:c="3"/>case 3:</text:p>
      <text:p text:style-name="P1"><text:s text:c="7"/>std::cout &lt;&lt; 3 &lt;&lt; '\n'; // This is also executed</text:p>
      <text:p text:style-name="P1"><text:s text:c="3"/>case 4:</text:p>
      <text:p text:style-name="P1"><text:s text:c="7"/>std::cout &lt;&lt; 4 &lt;&lt; '\n'; // This is also executed</text:p>
      <text:p text:style-name="P1"><text:s text:c="3"/>default:</text:p>
      <text:p text:style-name="P1"><text:s text:c="7"/>std::cout &lt;&lt; 5 &lt;&lt; '\n'; // This is also executed</text:p>
      <text:p text:style-name="P1">}</text:p>
      <text:p text:style-name="P1">This snippet prints the result:</text:p>
      <text:p text:style-name="P1"/>
      <text:p text:style-name="P1">2</text:p>
      <text:p text:style-name="P1">3</text:p>
      <text:p text:style-name="P1">4</text:p>
      <text:p text:style-name="P1">5</text:p>
      <text:p text:style-name="P1">This is probably not what we wanted! When execution flows from one case into another case, this is called fall-through. Fall-through is almost never desired by the programmer, so in the rare case where it is, it is common practice to leave a comment stating that the fall-through is intentional.</text:p>
      <text:p text:style-name="P1"/>
      <text:p text:style-name="P1">Break statements</text:p>
      <text:p text:style-name="P1"/>
      <text:p text:style-name="P1">A break statement (declared using the break keyword) tells the compiler that we are done with this switch (or while, do while, or for loop). After a break statement is encountered, execution continues with the statement after the end of the switch block.</text:p>
      <text:p text:style-name="P1"><text:soft-page-break/></text:p>
      <text:p text:style-name="P1">Let’s look at our last example with break statements properly inserted:</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switch (2)</text:p>
      <text:p text:style-name="P1">{</text:p>
      <text:p text:style-name="P1"><text:s text:c="3"/>case 1: // Does not match -- skipped</text:p>
      <text:p text:style-name="P1"><text:s text:c="7"/>std::cout &lt;&lt; 1 &lt;&lt; '\n';</text:p>
      <text:p text:style-name="P1"><text:s text:c="7"/>break;</text:p>
      <text:p text:style-name="P1"><text:s text:c="3"/>case 2: // Match! <text:s/>Execution begins at the next statement</text:p>
      <text:p text:style-name="P1"><text:s text:c="7"/>std::cout &lt;&lt; 2 &lt;&lt; '\n'; // Execution begins here</text:p>
      <text:p text:style-name="P1"><text:s text:c="7"/>break; // Break terminates the switch statement</text:p>
      <text:p text:style-name="P1"><text:s text:c="3"/>case 3:</text:p>
      <text:p text:style-name="P1"><text:s text:c="7"/>std::cout &lt;&lt; 3 &lt;&lt; '\n';</text:p>
      <text:p text:style-name="P1"><text:s text:c="7"/>break;</text:p>
      <text:p text:style-name="P1"><text:s text:c="3"/>case 4:</text:p>
      <text:p text:style-name="P1"><text:s text:c="7"/>std::cout &lt;&lt; 4 &lt;&lt; '\n';</text:p>
      <text:p text:style-name="P1"><text:s text:c="7"/>break;</text:p>
      <text:p text:style-name="P1"><text:s text:c="3"/>default:</text:p>
      <text:p text:style-name="P1"><text:s text:c="7"/>std::cout &lt;&lt; 5 &lt;&lt; '\n';</text:p>
      <text:p text:style-name="P1"><text:s text:c="7"/>break;</text:p>
      <text:p text:style-name="P1">}</text:p>
      <text:p text:style-name="P1">// Execution resumes here</text:p>
      <text:p text:style-name="P1">Now, when case 2 matches, the integer 2 will be output, and the break statement will cause the switch to terminate. The other cases are skipped.</text:p>
      <text:p text:style-name="P1"/>
      <text:p text:style-name="P1">Warning: Forgetting the break statement at the end of the case statements is one of the most common C++ mistakes made!</text:p>
      <text:p text:style-name="P1"/>
      <text:p text:style-name="P1">Multiple statements inside a switch block</text:p>
      <text:p text:style-name="P1"/>
      <text:p text:style-name="P1">One other bit of weirdness about switches is that you can have multiple statements underneath each case without defining a new block.</text:p>
      <text:p text:style-name="P1"/>
      <text:p text:style-name="P1"><text:soft-page-break/>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switch (1)</text:p>
      <text:p text:style-name="P1">{</text:p>
      <text:p text:style-name="P1"><text:s text:c="4"/>case 1:</text:p>
      <text:p text:style-name="P1"><text:s text:c="8"/>std::cout &lt;&lt; 1;</text:p>
      <text:p text:style-name="P1"><text:s text:c="8"/>foo();</text:p>
      <text:p text:style-name="P1"><text:s text:c="8"/>std::cout &lt;&lt; 2;</text:p>
      <text:p text:style-name="P1"><text:s text:c="8"/>break;</text:p>
      <text:p text:style-name="P1"><text:s text:c="4"/>default:</text:p>
      <text:p text:style-name="P1"><text:s text:c="8"/>std::cout &lt;&lt; "default case\n";</text:p>
      <text:p text:style-name="P1"><text:s text:c="8"/>break;</text:p>
      <text:p text:style-name="P1">}</text:p>
      <text:p text:style-name="P1">Variable declaration and initialization inside case statements</text:p>
      <text:p text:style-name="P1"/>
      <text:p text:style-name="P1">You can declare, but not initialize, variables inside the case statements:</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switch (x)</text:p>
      <text:p text:style-name="P1">{</text:p>
      <text:p text:style-name="P1"><text:s text:c="4"/>case 1:</text:p>
      <text:p text:style-name="P1"><text:s text:c="8"/>int y; // okay, declaration is allowed</text:p>
      <text:p text:style-name="P1"><text:s text:c="8"/>y = 4; // okay, this is an assignment</text:p>
      <text:p text:style-name="P1"><text:s text:c="8"/>break;</text:p>
      <text:p text:style-name="P1"><text:s/></text:p>
      <text:p text:style-name="P1"><text:soft-page-break/><text:s text:c="4"/>case 2:</text:p>
      <text:p text:style-name="P1"><text:s text:c="8"/>y = 5; // okay, y was declared above, so we can use it here too</text:p>
      <text:p text:style-name="P1"><text:s text:c="8"/>break;</text:p>
      <text:p text:style-name="P1"><text:s/></text:p>
      <text:p text:style-name="P1"><text:s text:c="4"/>case 3:</text:p>
      <text:p text:style-name="P1"><text:s text:c="8"/>int z = 4; // illegal, you can't initialize new variables in the case statements</text:p>
      <text:p text:style-name="P1"><text:s text:c="8"/>break;</text:p>
      <text:p text:style-name="P1"><text:s/></text:p>
      <text:p text:style-name="P1"><text:s text:c="4"/>default:</text:p>
      <text:p text:style-name="P1"><text:s text:c="8"/>std::cout &lt;&lt; "default case" &lt;&lt; std::endl;</text:p>
      <text:p text:style-name="P1"><text:s text:c="8"/>break;</text:p>
      <text:p text:style-name="P1">}</text:p>
      <text:p text:style-name="P1">Note that although variable y was defined in case 1, it was used in case 2 as well. All cases are considered part of the same scope, so a declaration in one case can be used in subsequent cases. However, initialization of variables directly underneath a case label is disallowed, and will cause a compile error.</text:p>
      <text:p text:style-name="P1"/>
      <text:p text:style-name="P1">If a case needs to define and/or initialize a new variable, best practice is to do so inside a block underneath the case statement:</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switch (1)</text:p>
      <text:p text:style-name="P1">{</text:p>
      <text:p text:style-name="P1"><text:s text:c="4"/>case 1:</text:p>
      <text:p text:style-name="P1"><text:s text:c="4"/>{ // note addition of block here</text:p>
      <text:p text:style-name="P1"><text:s text:c="8"/>int x = 4; // okay, variables can be initialized inside a block inside a case</text:p>
      <text:p text:style-name="P1"><text:s text:c="8"/>std::cout &lt;&lt; x;</text:p>
      <text:p text:style-name="P1"><text:s text:c="8"/>break;</text:p>
      <text:p text:style-name="P1"><text:s text:c="4"/>}</text:p>
      <text:p text:style-name="P1"><text:s text:c="4"/>default:</text:p>
      <text:p text:style-name="P1"><text:s text:c="8"/>std::cout &lt;&lt; "default case" &lt;&lt; std::endl;</text:p>
      <text:p text:style-name="P1"><text:s text:c="8"/>break;</text:p>
      <text:p text:style-name="P1">}</text:p>
      <text:p text:style-name="P1">Rule: If defining variables used in a case statement, do so in a block inside the case (or before the switch if appropriate)</text:p>
      <text:p text:style-name="P1"/>
      <text:p text:style-name="P1">Quiz</text:p>
      <text:p text:style-name="P1"/>
      <text:p text:style-name="P1">1) Write a function called calculate() that takes two integers and a char representing one of the following mathematical operations: +, -, *, /, or % (modulus). Use a switch statement to perform the appropriate mathematical operation on the integers, and return the result. If an invalid operator is <text:soft-page-break/>passed into the function, the function should print an error. For the division operator, do an integer division.</text:p>
      <text:p text:style-name="P1"/>
      <text:p text:style-name="P1">2) Define an enum (or enum class, if using a C++11 capable compiler) named Animal that contains the following animals: pig, chicken, goat, cat, dog, ostrich. Write a function named getAnimalName() that takes an Animal parameter and uses a switch statement to return the name for that animal as a std::string. Write another function named printNumberOfLegs that uses a switch statement to print the number of legs each animal walks on. Make sure both functions have a default case that prints an error message. Call printNumberOfLegs() from main() with a cat and a chicken. Your output should look like this:</text:p>
      <text:p text:style-name="P1"/>
      <text:p text:style-name="P1">A cat has 4 legs.</text:p>
      <text:p text:style-name="P1">A chicken has 2 legs.</text:p>
      <text:p text:style-name="P1">Quiz answers</text:p>
      <text:p text:style-name="P1"/>
      <text:p text:style-name="P1">1) Hide Solution</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30</text:p>
      <text:p text:style-name="P1">31</text:p>
      <text:p text:style-name="P1">32</text:p>
      <text:p text:style-name="P1">33</text:p>
      <text:p text:style-name="P1">34</text:p>
      <text:p text:style-name="P1">35</text:p>
      <text:p text:style-name="P1"><text:soft-page-break/>36</text:p>
      <text:p text:style-name="P1">37</text:p>
      <text:p text:style-name="P1">38</text:p>
      <text:p text:style-name="P1">39</text:p>
      <text:p text:style-name="P1">40</text:p>
      <text:p text:style-name="P1">#include &lt;iostream&gt;</text:p>
      <text:p text:style-name="P1"><text:s/></text:p>
      <text:p text:style-name="P1">int calculate(int x, int y, char op)</text:p>
      <text:p text:style-name="P1">{</text:p>
      <text:p text:style-name="P1"><text:s text:c="4"/>switch (op)</text:p>
      <text:p text:style-name="P1"><text:s text:c="4"/>{</text:p>
      <text:p text:style-name="P1"><text:s text:c="8"/>case '+':</text:p>
      <text:p text:style-name="P1"><text:s text:c="12"/>return x + y;</text:p>
      <text:p text:style-name="P1"><text:s text:c="8"/>case '-':</text:p>
      <text:p text:style-name="P1"><text:s text:c="12"/>return x - y;</text:p>
      <text:p text:style-name="P1"><text:s text:c="8"/>case '*':</text:p>
      <text:p text:style-name="P1"><text:s text:c="12"/>return x * y;</text:p>
      <text:p text:style-name="P1"><text:s text:c="8"/>case '/':</text:p>
      <text:p text:style-name="P1"><text:s text:c="12"/>return x / y;</text:p>
      <text:p text:style-name="P1"><text:s text:c="8"/>case '%':</text:p>
      <text:p text:style-name="P1"><text:s text:c="12"/>return x % y;</text:p>
      <text:p text:style-name="P1"><text:s text:c="8"/>default:</text:p>
      <text:p text:style-name="P1"><text:s text:c="12"/>std::cout &lt;&lt; "calculate(): Unhandled case\n";</text:p>
      <text:p text:style-name="P1"><text:s text:c="12"/>return 0;</text:p>
      <text:p text:style-name="P1"><text:s text:c="4"/>}</text:p>
      <text:p text:style-name="P1">}</text:p>
      <text:p text:style-name="P1"><text:s/></text:p>
      <text:p text:style-name="P1">int main()</text:p>
      <text:p text:style-name="P1">{</text:p>
      <text:p text:style-name="P1"><text:s text:c="4"/>std::cout &lt;&lt; "Enter an integer: ";</text:p>
      <text:p text:style-name="P1"><text:s text:c="4"/>int x;</text:p>
      <text:p text:style-name="P1"><text:s text:c="4"/>std::cin &gt;&gt; x;</text:p>
      <text:p text:style-name="P1"><text:s/></text:p>
      <text:p text:style-name="P1"><text:s text:c="4"/>std::cout &lt;&lt; "Enter another integer: ";</text:p>
      <text:p text:style-name="P1"><text:s text:c="4"/>int y;</text:p>
      <text:p text:style-name="P1"><text:s text:c="4"/>std::cin &gt;&gt; y;</text:p>
      <text:p text:style-name="P1"><text:s/></text:p>
      <text:p text:style-name="P1"><text:s text:c="4"/>std::cout &lt;&lt; "Enter a mathematical operator (+, -, *, /, or %): ";</text:p>
      <text:p text:style-name="P1"><text:s text:c="4"/>char op;</text:p>
      <text:p text:style-name="P1"><text:s text:c="4"/>std::cin &gt;&gt; op;</text:p>
      <text:p text:style-name="P1"><text:s/></text:p>
      <text:p text:style-name="P1"><text:s text:c="4"/>std::cout &lt;&lt; x &lt;&lt; " " &lt;&lt; op &lt;&lt; " " &lt;&lt; y &lt;&lt; " is " &lt;&lt; calculate(x, y, op) &lt;&lt; "\n";</text:p>
      <text:p text:style-name="P1"><text:s/></text:p>
      <text:p text:style-name="P1"><text:s text:c="4"/>return 0;</text:p>
      <text:p text:style-name="P1">}</text:p>
      <text:p text:style-name="P1">2) Hide Solution</text:p>
      <text:p text:style-name="P1"/>
      <text:p text:style-name="P1">1</text:p>
      <text:p text:style-name="P1">2</text:p>
      <text:p text:style-name="P1">3</text:p>
      <text:p text:style-name="P1">4</text:p>
      <text:p text:style-name="P1">5</text:p>
      <text:p text:style-name="P1"><text:soft-page-break/>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30</text:p>
      <text:p text:style-name="P1">31</text:p>
      <text:p text:style-name="P1">32</text:p>
      <text:p text:style-name="P1">33</text:p>
      <text:p text:style-name="P1">34</text:p>
      <text:p text:style-name="P1">35</text:p>
      <text:p text:style-name="P1">36</text:p>
      <text:p text:style-name="P1">37</text:p>
      <text:p text:style-name="P1">38</text:p>
      <text:p text:style-name="P1">39</text:p>
      <text:p text:style-name="P1">40</text:p>
      <text:p text:style-name="P1">41</text:p>
      <text:p text:style-name="P1">42</text:p>
      <text:p text:style-name="P1">43</text:p>
      <text:p text:style-name="P1">44</text:p>
      <text:p text:style-name="P1">45</text:p>
      <text:p text:style-name="P1">46</text:p>
      <text:p text:style-name="P1">47</text:p>
      <text:p text:style-name="P1">48</text:p>
      <text:p text:style-name="P1">49</text:p>
      <text:p text:style-name="P1">50</text:p>
      <text:p text:style-name="P1">51</text:p>
      <text:p text:style-name="P1">52</text:p>
      <text:p text:style-name="P1">53</text:p>
      <text:p text:style-name="P1">54</text:p>
      <text:p text:style-name="P1">55</text:p>
      <text:p text:style-name="P1">56</text:p>
      <text:p text:style-name="P1">57</text:p>
      <text:p text:style-name="P1"><text:soft-page-break/>58</text:p>
      <text:p text:style-name="P1">59</text:p>
      <text:p text:style-name="P1">60</text:p>
      <text:p text:style-name="P1">61</text:p>
      <text:p text:style-name="P1">62</text:p>
      <text:p text:style-name="P1">63</text:p>
      <text:p text:style-name="P1">64</text:p>
      <text:p text:style-name="P1">65</text:p>
      <text:p text:style-name="P1">66</text:p>
      <text:p text:style-name="P1">67</text:p>
      <text:p text:style-name="P1">68</text:p>
      <text:p text:style-name="P1">#include &lt;iostream&gt;</text:p>
      <text:p text:style-name="P1">#include &lt;string&gt;</text:p>
      <text:p text:style-name="P1"><text:s/></text:p>
      <text:p text:style-name="P1">enum Animal</text:p>
      <text:p text:style-name="P1">{</text:p>
      <text:p text:style-name="P1"><text:s text:c="4"/>ANIMAL_PIG,</text:p>
      <text:p text:style-name="P1"><text:s text:c="4"/>ANIMAL_CHICKEN,</text:p>
      <text:p text:style-name="P1"><text:s text:c="4"/>ANIMAL_GOAT,</text:p>
      <text:p text:style-name="P1"><text:s text:c="4"/>ANIMAL_CAT,</text:p>
      <text:p text:style-name="P1"><text:s text:c="4"/>ANIMAL_DOG,</text:p>
      <text:p text:style-name="P1"><text:s text:c="4"/>ANIMAL_OSTRICH</text:p>
      <text:p text:style-name="P1">};</text:p>
      <text:p text:style-name="P1"><text:s/></text:p>
      <text:p text:style-name="P1">std::string getAnimalName(Animal animal)</text:p>
      <text:p text:style-name="P1">{</text:p>
      <text:p text:style-name="P1"><text:s text:c="4"/>switch (animal)</text:p>
      <text:p text:style-name="P1"><text:s text:c="4"/>{</text:p>
      <text:p text:style-name="P1"><text:s text:c="8"/>case ANIMAL_CHICKEN:</text:p>
      <text:p text:style-name="P1"><text:s text:c="12"/>return "chicken";</text:p>
      <text:p text:style-name="P1"><text:s text:c="8"/>case ANIMAL_OSTRICH:</text:p>
      <text:p text:style-name="P1"><text:s text:c="12"/>return "ostrich";</text:p>
      <text:p text:style-name="P1"><text:s text:c="8"/>case ANIMAL_PIG:</text:p>
      <text:p text:style-name="P1"><text:s text:c="12"/>return "pig";</text:p>
      <text:p text:style-name="P1"><text:s text:c="8"/>case ANIMAL_GOAT:</text:p>
      <text:p text:style-name="P1"><text:s text:c="12"/>return "goat";</text:p>
      <text:p text:style-name="P1"><text:s text:c="8"/>case ANIMAL_CAT:</text:p>
      <text:p text:style-name="P1"><text:s text:c="12"/>return "cat";</text:p>
      <text:p text:style-name="P1"><text:s text:c="8"/>case ANIMAL_DOG:</text:p>
      <text:p text:style-name="P1"><text:s text:c="12"/>return "dog";</text:p>
      <text:p text:style-name="P1"><text:s/></text:p>
      <text:p text:style-name="P1"><text:s text:c="8"/>default:</text:p>
      <text:p text:style-name="P1"><text:s text:c="12"/>return "getAnimalName(): Unhandled enumerator";</text:p>
      <text:p text:style-name="P1"><text:s text:c="4"/>}</text:p>
      <text:p text:style-name="P1">}</text:p>
      <text:p text:style-name="P1"><text:s/></text:p>
      <text:p text:style-name="P1">void printNumberOfLegs(Animal animal)</text:p>
      <text:p text:style-name="P1">{</text:p>
      <text:p text:style-name="P1"><text:s text:c="4"/>std::cout &lt;&lt; "A " &lt;&lt; getAnimalName(animal) &lt;&lt; " has ";</text:p>
      <text:p text:style-name="P1"><text:s/></text:p>
      <text:p text:style-name="P1"><text:s text:c="4"/>switch (animal)</text:p>
      <text:p text:style-name="P1"><text:s text:c="4"/>{</text:p>
      <text:p text:style-name="P1"><text:soft-page-break/><text:s text:c="8"/>case ANIMAL_CHICKEN:</text:p>
      <text:p text:style-name="P1"><text:s text:c="8"/>case ANIMAL_OSTRICH:</text:p>
      <text:p text:style-name="P1"><text:s text:c="12"/>std::cout &lt;&lt; "2";</text:p>
      <text:p text:style-name="P1"><text:s text:c="12"/>break;</text:p>
      <text:p text:style-name="P1"><text:s/></text:p>
      <text:p text:style-name="P1"><text:s text:c="8"/>case ANIMAL_PIG:</text:p>
      <text:p text:style-name="P1"><text:s text:c="8"/>case ANIMAL_GOAT:</text:p>
      <text:p text:style-name="P1"><text:s text:c="8"/>case ANIMAL_CAT:</text:p>
      <text:p text:style-name="P1"><text:s text:c="8"/>case ANIMAL_DOG:</text:p>
      <text:p text:style-name="P1"><text:s text:c="12"/>std::cout &lt;&lt; "4";</text:p>
      <text:p text:style-name="P1"><text:s text:c="12"/>break;</text:p>
      <text:p text:style-name="P1"><text:s/></text:p>
      <text:p text:style-name="P1"><text:s text:c="8"/>default:</text:p>
      <text:p text:style-name="P1"><text:s text:c="12"/>std::cout &lt;&lt; "printNumberOfLegs(): Unhandled enumerator";</text:p>
      <text:p text:style-name="P1"><text:s text:c="12"/>break;</text:p>
      <text:p text:style-name="P1"><text:s text:c="4"/>}</text:p>
      <text:p text:style-name="P1"><text:s/></text:p>
      <text:p text:style-name="P1"><text:s text:c="4"/>std::cout &lt;&lt; " legs.\n";</text:p>
      <text:p text:style-name="P1">}</text:p>
      <text:p text:style-name="P1"><text:s/></text:p>
      <text:p text:style-name="P1">int main()</text:p>
      <text:p text:style-name="P1">{</text:p>
      <text:p text:style-name="P1"><text:s text:c="4"/>printNumberOfLegs(ANIMAL_CAT);</text:p>
      <text:p text:style-name="P1"><text:s text:c="4"/>printNumberOfLegs(ANIMAL_CHICKEN);</text:p>
      <text:p text:style-name="P1"><text:s/></text:p>
      <text:p text:style-name="P1"><text:s text:c="4"/>return 0;</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1:18:33.165223644</meta:creation-date>
    <dc:date>2016-03-14T01:19:52.471887944</dc:date>
    <meta:editing-duration>P0D</meta:editing-duration>
    <meta:editing-cycles>1</meta:editing-cycles>
    <meta:document-statistic meta:table-count="0" meta:image-count="0" meta:object-count="0" meta:page-count="13" meta:paragraph-count="562" meta:word-count="2102" meta:character-count="12118" meta:non-whitespace-character-count="9245"/>
    <meta:generator>LibreOffice/4.2.8.2$Linux_X86_64 LibreOffice_project/420m0$Build-2</meta:generator>
  </office:meta>
</office:document-meta>
</file>